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6B000002618ECCE24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008040" draw:marker-start-width="0.321cm" draw:marker-end-width="0.321cm" draw:fill="none" loext:fill-use-slide-background="false" draw:textarea-horizontal-align="justify" draw:textarea-vertical-align="middle" draw:auto-grow-height="false" fo:min-height="0.332cm" fo:min-width="3.582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8.098cm" svg:height="17.273cm" svg:x="-0.083cm" svg:y="-0.083cm">
            <draw:image xlink:href="Pictures/100000010000026B000002618ECCE24D.png" xlink:type="simple" xlink:show="embed" xlink:actuate="onLoad" draw:mime-type="image/png">
              <text:p/>
            </draw:image>
          </draw:frame>
          <draw:custom-shape draw:style-name="gr3" draw:text-style-name="P1" draw:layer="layout" svg:width="4.082cm" svg:height="0.582cm" svg:x="6.251cm" svg:y="5.001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7.9cm" fo:page-height="17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16T23:19:12.951921640</dc:date>
    <meta:editing-duration>PT4M34S</meta:editing-duration>
    <meta:editing-cycles>2</meta:editing-cycles>
    <meta:generator>LibreOffice/24.2.6.2$Linux_X86_64 LibreOffice_project/420$Build-2</meta:generator>
    <meta:document-statistic meta:object-count="3"/>
  </office:meta>
</office:document-meta>
</file>